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" manifest:full-path="ObjectReplacements/Object 27"/>
  <manifest:file-entry manifest:media-type="" manifest:full-path="ObjectReplacements/Object 2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7/content.xml"/>
  <manifest:file-entry manifest:media-type="text/xml" manifest:full-path="Object 27/settings.xml"/>
  <manifest:file-entry manifest:media-type="text/xml" manifest:full-path="Object 27/styles.xml"/>
  <manifest:file-entry manifest:media-type="application/rdf+xml" manifest:full-path="Object 27/manifest.rdf"/>
  <manifest:file-entry manifest:media-type="application/vnd.oasis.opendocument.spreadsheet" manifest:version="1.2" manifest:full-path="Object 27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F700000240CE0DF549.png"/>
  <manifest:file-entry manifest:media-type="image/png" manifest:full-path="Pictures/100000000000033B00000262C6B3226C.png"/>
  <manifest:file-entry manifest:media-type="image/png" manifest:full-path="Pictures/10000000000002D100000235613408AE.png"/>
  <manifest:file-entry manifest:media-type="image/png" manifest:full-path="Pictures/100000000000020C0000023AF1F0E458.png"/>
  <manifest:file-entry manifest:media-type="image/png" manifest:full-path="Pictures/10000000000002ED000002AA40EEFBC3.png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8cm" style:rel-column-width="3002*"/>
    </style:style>
    <style:style style:name="表51.B" style:family="table-column">
      <style:table-column-properties style:column-width="1.205cm" style:rel-column-width="4640*"/>
    </style:style>
    <style:style style:name="表51.C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.A4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17.013cm" style:rel-column-width="65535*"/>
    </style:style>
    <style:style style:name="表6.A1" style:family="table-cell">
      <style:table-cell-properties fo:padding="0.097cm" fo:border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8cm" style:rel-column-width="3002*"/>
    </style:style>
    <style:style style:name="表1.B" style:family="table-column">
      <style:table-column-properties style:column-width="1.205cm" style:rel-column-width="4640*"/>
    </style:style>
    <style:style style:name="表1.C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39cm" style:rel-column-width="2846*"/>
    </style:style>
    <style:style style:name="表3.B" style:family="table-column">
      <style:table-column-properties style:column-width="0.041cm" style:rel-column-width="156*"/>
    </style:style>
    <style:style style:name="表3.C" style:family="table-column">
      <style:table-column-properties style:column-width="1.205cm" style:rel-column-width="4640*"/>
    </style:style>
    <style:style style:name="表3.D" style:family="table-column">
      <style:table-column-properties style:column-width="15.028cm" style:rel-column-width="57893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>
      <style:text-properties style:font-name="Arial" style:font-name-asian="Arial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4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15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8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56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57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58" style:family="paragraph" style:parent-style-name="Text_20_body">
      <style:paragraph-properties fo:margin-top="0cm" fo:margin-bottom="0cm" fo:line-height="150%" fo:break-before="pag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5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64" style:family="paragraph" style:parent-style-name="Table_20_Contents">
      <style:text-properties fo:font-size="14pt" fo:background-color="#ffff00" style:font-size-asian="14pt" style:font-size-complex="14pt"/>
    </style:style>
    <style:style style:name="P65" style:family="paragraph" style:parent-style-name="Table_20_Contents">
      <style:text-properties fo:font-size="14pt" style:font-size-asian="14pt" style:font-size-complex="14pt"/>
    </style:style>
    <style:style style:name="P66" style:family="paragraph" style:parent-style-name="Table_20_Contents">
      <style:text-properties fo:font-size="14pt" fo:background-color="#99ff99" style:font-size-asian="14pt" style:font-size-complex="14pt"/>
    </style:style>
    <style:style style:name="P67" style:family="paragraph" style:parent-style-name="Table_20_Contents">
      <style:text-properties fo:font-size="14pt" fo:background-color="#66ffff" style:font-size-asian="14pt" style:font-size-complex="14pt"/>
    </style:style>
    <style:style style:name="P68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9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7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7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74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0000" fo:background-color="#f4cccc"/>
    </style:style>
    <style:style style:name="T11" style:family="text">
      <style:text-properties style:font-name="Arial" style:font-name-asian="Arial"/>
    </style:style>
    <style:style style:name="T12" style:family="text">
      <style:text-properties style:font-name="Arial" fo:background-color="transparent" style:font-name-asian="Arial"/>
    </style:style>
    <style:style style:name="T13" style:family="text">
      <style:text-properties style:font-name="Arial" fo:background-color="#99ff99" style:font-name-asian="Arial"/>
    </style:style>
    <style:style style:name="T14" style:family="text">
      <style:text-properties style:font-name="Arial" fo:background-color="#ffcccc" style:font-name-asian="Arial"/>
    </style:style>
    <style:style style:name="T15" style:family="text">
      <style:text-properties style:font-name="Arial" fo:background-color="#66ffff" style:font-name-asian="Arial"/>
    </style:style>
    <style:style style:name="T16" style:family="text">
      <style:text-properties style:font-name="Arial" fo:background-color="#cc99ff" style:font-name-asian="Arial"/>
    </style:style>
    <style:style style:name="T17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4"/>
          </table:table-cell>
          <table:table-cell table:style-name="表4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log files : </text:p>
            <text:p text:style-name="P4">from : E:\fx\20200XXX[eap-2.id-1].[XXX-XX].dir</text:p>
            <text:p text:style-name="P6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8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8"/>
          </table:table-cell>
          <table:covered-table-cell/>
          <table:table-cell table:style-name="表4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4">dir</text:p>
          </table:table-cell>
          <table:table-cell table:style-name="表46.B2" office:value-type="string">
            <text:p text:style-name="P5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4"/>
          </table:table-cell>
          <table:table-cell table:style-name="表46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105522024143586513" text:style-name="L1">
        <text:list-item>
          <text:p text:style-name="P61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9"/>
          </table:table-cell>
          <table:table-cell table:style-name="表47.B1" table:number-rows-spanned="6" office:value-type="string">
            <text:p text:style-name="P11">file</text:p>
          </table:table-cell>
          <table:table-cell table:style-name="表4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move to ==&gt; any suitable location</text:p>
          </table:table-cell>
        </table:table-row>
        <table:table-row>
          <table:table-cell table:style-name="表47.A7" office:value-type="string">
            <text:p text:style-name="P9"/>
          </table:table-cell>
          <table:table-cell table:style-name="表47.A7" table:number-rows-spanned="2" office:value-type="string">
            <text:p text:style-name="P11">sheet</text:p>
          </table:table-cell>
          <table:table-cell table:style-name="表47.C2" office:value-type="string">
            <text:p text:style-name="P11">delete ==&gt; data area </text:p>
          </table:table-cell>
        </table:table-row>
        <table:table-row>
          <table:table-cell table:style-name="表47.A7" office:value-type="string">
            <text:p text:style-name="P9"/>
          </table:table-cell>
          <table:covered-table-cell/>
          <table:table-cell table:style-name="表47.C2" office:value-type="string">
            <text:p text:style-name="P11">C/P ==&gt; data from gen-ed file </text:p>
          </table:table-cell>
        </table:table-row>
      </table:table>
      <text:p text:style-name="P20"/>
      <text:list xml:id="list2363314409310753736" text:style-name="L2">
        <text:list-item>
          <text:p text:style-name="P30">TASK-1.3 : sheet ==&gt; edit </text:p>
          <text:list>
            <text:list-item>
              <text:p text:style-name="P30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8"/>
          </table:table-cell>
          <table:table-cell table:style-name="表4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hide : cols ==&gt; CV ~ DE </text:p>
          </table:table-cell>
        </table:table-row>
        <table:table-row>
          <table:table-cell table:style-name="表48.A2" office:value-type="string">
            <text:p text:style-name="P18"/>
          </table:table-cell>
          <table:table-cell table:style-name="表48.B2" office:value-type="string">
            <text:p text:style-name="P16">addressing ==&gt; total, gain, loss </text:p>
            <text:list xml:id="list7316515742908456629" text:style-name="L3">
              <text:list-item>
                <text:p text:style-name="P35">DH4</text:p>
              </text:list-item>
              <text:list-item>
                <text:p text:style-name="P35">DH5</text:p>
              </text:list-item>
              <text:list-item>
                <text:p text:style-name="P35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addressing ==&gt; BB.loc </text:p>
            <text:list xml:id="list8433461109397284616" text:style-name="L4">
              <text:list-item>
                <text:p text:style-name="P36">“current”, “prev” ==&gt; C/P</text:p>
              </text:list-item>
              <text:list-item>
                <text:p text:style-name="P36">“数式” ==&gt; M – t &gt; q &gt; M – f &gt; Ret</text:p>
              </text:list-item>
              <text:list-item>
                <text:p text:style-name="P36">replace</text:p>
                <text:list>
                  <text:list-item>
                    <text:p text:style-name="P36"><text:soft-page-break/>DH11 (prev,total,end) → DH8 </text:p>
                  </text:list-item>
                  <text:list-item>
                    <text:p text:style-name="P36">DH12 (prev, loss,end) → DH9</text:p>
                  </text:list-item>
                  <text:list-item>
                    <text:p text:style-name="P36">DG13 (prev,loss,start) → DG10</text:p>
                  </text:list-item>
                </text:list>
              </text:list-item>
              <text:list-item>
                <text:p text:style-name="P36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7">directory name ==&gt; add “#” at the top</text:p>
          </table:table-cell>
        </table:table-row>
      </table:table>
      <text:list xml:id="list31773183" text:continue-list="list2363314409310753736" text:style-name="L2">
        <text:list-item>
          <text:list>
            <text:list-item>
              <text:p text:style-name="P37">result </text:p>
              <text:list>
                <text:list-item>
                  <text:p text:style-name="P37">graph / table / chart</text:p>
                </text:list-item>
                <text:list-item>
                  <text:p text:style-name="P37"><draw:frame draw:style-name="fr2" draw:name="オブジェクト27" text:anchor-type="paragraph" svg:x="8.34cm" svg:y="0.49cm" svg:width="7.336cm" svg:height="5.512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オブジェクト26" text:anchor-type="paragraph" svg:x="-1.57cm" svg:y="0cm" svg:width="9.911cm" svg:height="7.511cm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37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10">1</text:p>
          </table:table-cell>
          <table:table-cell table:style-name="表49.B1" office:value-type="string">
            <text:p text:style-name="P16">BB.2 ==&gt; loss/gain → 5:11</text:p>
            <text:list xml:id="list6238359361199023399" text:style-name="L5">
              <text:list-item>
                <text:p text:style-name="P38">setup : column DH</text:p>
              </text:list-item>
              <text:list-item>
                <text:p text:style-name="P38">sort data ==&gt; CU &gt; DF</text:p>
              </text:list-item>
              <text:list-item>
                <text:p text:style-name="P38">target data list ==&gt; C/P to other area in the sheet</text:p>
              </text:list-item>
              <text:list-item>
                <text:p text:style-name="P38">col “BB-loc.-6” ==&gt; insert column</text:p>
                <text:list>
                  <text:list-item>
                    <text:p text:style-name="P38">C/P ==&gt; col “profit”</text:p>
                  </text:list-item>
                  <text:list-item>
                    <text:p text:style-name="P38">bg-color</text:p>
                  </text:list-item>
                </text:list>
              </text:list-item>
              <text:list-item>
                <text:p text:style-name="P38"><text:span text:style-name="T10">#_ </text:span>row ==&gt; end of the minus entries</text:p>
                <text:list>
                  <text:list-item>
                    <text:p text:style-name="P38">insert ==&gt; row</text:p>
                  </text:list-item>
                  <text:list-item>
                    <text:p text:style-name="P38">col names ==&gt; insert</text:p>
                  </text:list-item>
                </text:list>
              </text:list-item>
              <text:list-item>
                <text:p text:style-name="P38">minus entries ==&gt; graph</text:p>
              </text:list-item>
              <text:list-item>
                <text:p text:style-name="P38">plus entries ==&gt; graph</text:p>
              </text:list-item>
              <text:list-item>
                <text:p text:style-name="P38"><draw:frame draw:style-name="fr3" draw:name="オブジェクト28" text:anchor-type="paragraph" svg:width="13.003cm" svg:height="7.313cm" draw:z-index="6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38"><draw:frame draw:style-name="fr3" draw:name="オブジェクト29" text:anchor-type="paragraph" svg:width="12.827cm" svg:height="7.214cm" draw:z-index="3"><draw:object xlink:href="./Object 29" xlink:type="simple" xlink:show="embed" xlink:actuate="onLoad"/><draw:image xlink:href="./ObjectReplacements/Object 29" xlink:type="simple" xlink:show="embed" xlink:actuate="onLoad"/></draw:frame><text:soft-page-break/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10">2</text:p>
          </table:table-cell>
          <table:table-cell table:style-name="表49.B2" office:value-type="string">
            <text:p text:style-name="P16">prev 4 bars ==&gt; 連続、下げ</text:p>
            <text:list xml:id="list888639219710825408" text:style-name="L6">
              <text:list-item>
                <text:p text:style-name="P39">setup : column DM ~ DP</text:p>
              </text:list-item>
              <text:list-item>
                <text:p text:style-name="P39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10">3</text:p>
          </table:table-cell>
          <table:table-cell table:style-name="表49.B2" office:value-type="string">
            <text:p text:style-name="P16">prev 4 bars ==&gt; 連続、up</text:p>
            <text:list xml:id="list3633140281661184340" text:style-name="L7">
              <text:list-item>
                <text:p text:style-name="P40">setup : column DS ~ DW</text:p>
              </text:list-item>
              <text:list-item>
                <text:p text:style-name="P40">===&gt; 8 bars / 141 ( 5 % )</text:p>
              </text:list-item>
            </text:list>
          </table:table-cell>
        </table:table-row>
        <table:table-row>
          <table:table-cell table:style-name="表49.A2">
            <text:p text:style-name="P10"/>
          </table:table-cell>
          <table:table-cell table:style-name="表49.B2" office:value-type="string">
            <text:p text:style-name="P16">prev 4 bars ==&gt; 連続、下げ → see chart forms</text:p>
            <text:list xml:id="list4866656752587991272" text:style-name="L8">
              <text:list-item>
                <text:p text:style-name="P41">sort ==&gt; DQ &gt; DF</text:p>
              </text:list-item>
              <text:list-item>
                <text:p text:style-name="P41">C/P ==&gt; the area</text:p>
              </text:list-item>
              <text:list-item>
                <text:p text:style-name="P41">column names</text:p>
              </text:list-item>
              <text:list-item>
                <text:p text:style-name="P41">enter col before ==&gt; “Close.-9”</text:p>
              </text:list-item>
              <text:list-item>
                <text:p text:style-name="P41">plus entries <text:s/>==&gt; add a row → col names</text:p>
              </text:list-item>
              <text:list-item>
                <text:p text:style-name="P41">graph : minus entries / plus</text:p>
              </text:list-item>
              <text:list-item>
                <text:p text:style-name="P41"><draw:frame draw:style-name="fr2" draw:name="オブジェクト31" text:anchor-type="paragraph" svg:x="0.669cm" svg:y="6.936cm" svg:width="12.562cm" svg:height="7.066cm" draw:z-index="10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オブジェクト30" text:anchor-type="paragraph" svg:width="11.933cm" svg:height="6.712cm" draw:z-index="4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6"/>
          </table:table-cell>
        </table:table-row>
      </table:table>
      <text:list xml:id="list31778176" text:continue-list="list31773183" text:style-name="L2">
        <text:list-item>
          <text:list>
            <text:list-item>
              <text:p text:style-name="P37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10">1</text:p>
          </table:table-cell>
          <table:table-cell table:style-name="表50.B1" office:value-type="string">
            <text:p text:style-name="P16"/>
          </table:table-cell>
        </table:table-row>
        <table:table-row>
          <table:table-cell table:style-name="表50.A2" office:value-type="float" office:value="2">
            <text:p text:style-name="P10">2</text:p>
          </table:table-cell>
          <table:table-cell table:style-name="表50.B2" office:value-type="string">
            <text:p text:style-name="P16"/>
          </table:table-cell>
        </table:table-row>
      </table:table>
      <text:list xml:id="list31791234" text:continue-numbering="true" text:style-name="L2">
        <text:list-item>
          <text:list>
            <text:list-item>
              <text:p text:style-name="P37"/>
            </text:list-item>
          </text:list>
        </text:list-item>
      </text:list>
      <text:p text:style-name="P21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2"/>20200918_084904[eap-2.id-1].[USDJPY-5].dir</text:span></text:p>
      <table:table table:name="表51" table:style-name="表51">
        <table:table-column table:style-name="表51.A"/>
        <table:table-column table:style-name="表51.B"/>
        <table:table-column table:style-name="表51.C"/>
        <text:soft-page-break/>
        <table:table-row>
          <table:table-cell table:style-name="表51.A1" table:number-rows-spanned="3" office:value-type="string">
            <text:p text:style-name="P13"/>
          </table:table-cell>
          <table:table-cell table:style-name="表51.B1" table:number-columns-spanned="2" office:value-type="string">
            <text:p text:style-name="P13">build url 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28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18_084904[eap-2.id-1].[USDJPY-5].dir</text:span><text:span text:style-name="T11">&amp;param_Fname_File_Tickets_Data=</text:span><text:span text:style-name="T14">[ea-6_tester-1].(20200918_084904).(tickets-data).log</text:span><text:span text:style-name="T11">&amp;param_Fname_File_Statement=</text:span><text:span text:style-name="T15">DetailedStatement.[m5].[20200919_105608].htm</text:span><text:span text:style-name="T12">&amp;param_Dpath_File_Statement=C:\Users\iwabuchiken\AppData\Roaming\MetaQuotes\Terminal\34B08C83A5AAE27A4079DE708E60511E\MQL4\Files\Logs\</text:span><text:span text:style-name="T16">20200918_084904[eap-2.id-1].[USDJPY-5].dir</text:span><text:span text:style-name="T12"> </text:span>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13"><text:s/>==&gt; access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3"/>
          </table:table-cell>
          <table:table-cell table:style-name="表51.B2" table:number-columns-spanned="2" office:value-type="string">
            <text:p text:style-name="P13">template (url)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<text:span text:style-name="T11">&amp;param_Fname_File_Tickets_Data=</text:span><text:span text:style-name="T14">&lt;XXX.(tickets-data).log&gt;</text:span><text:span text:style-name="T11">&amp;param_Fname_File_Statement=</text:span><text:span text:style-name="T15">&lt;DetailedStatement.XXX.htm&gt;</text:span><text:span text:style-name="T12">&amp;param_Dpath_File_Statement=C:\Users\iwabuchiken\AppData\Roaming\MetaQuotes\Terminal\34B08C83A5AAE27A4079DE708E60511E\MQL4\Files\Logs</text:span><text:span text:style-name="T16">\&lt;XXX.dir&gt;</text:span><text:span text:style-name="T12"> </text:span>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18"/>
          </table:table-cell>
          <table:table-cell table:style-name="表51.B2" table:number-columns-spanned="2" office:value-type="string">
            <text:p text:style-name="P13">file ==&gt; gen-ed </text:p>
          </table:table-cell>
          <table:covered-table-cell/>
        </table:table-row>
        <table:table-row>
          <table:covered-table-cell/>
          <table:table-cell table:style-name="表51.A4" office:value-type="string">
            <text:p text:style-name="P13">dir</text:p>
          </table:table-cell>
          <table:table-cell table:style-name="表51.B2" office:value-type="string">
            <text:p text:style-name="P14">"C:\Users\iwabuchiken\AppData\Roaming\MetaQuotes\Terminal\34B08C83A5AAE27A4079DE708E60511E\MQL4\Files\Logs\20200918_084904[eap-2.id-1].[USDJPY-5].dir\[ea-4_tester-1].(20200507_140530).(combined-data).(20200921_141005_518934).dat"</text:p>
          </table:table-cell>
        </table:table-row>
        <table:table-row>
          <table:table-cell table:style-name="表51.A4" office:value-type="string">
            <text:p text:style-name="P3"/>
          </table:table-cell>
          <table:table-cell table:style-name="表51.A4" office:value-type="string">
            <text:p text:style-name="P13"/>
          </table:table-cell>
          <table:table-cell table:style-name="表5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51.A4" office:value-type="string">
            <text:p text:style-name="P13"/>
          </table:table-cell>
          <table:table-cell table:style-name="表5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796176" text:continue-list="list105522024143586513" text:style-name="L1">
        <text:list-item>
          <text:p text:style-name="P62"/>
        </text:list-item>
      </text:list>
      <text:list xml:id="list7964393319292986053" text:style-name="L9">
        <text:list-item>
          <text:list>
            <text:list-item>
              <text:p text:style-name="P42"><text:soft-page-break/>result </text:p>
              <text:list>
                <text:list-item>
                  <text:p text:style-name="P42">graph / table / chart</text:p>
                </text:list-item>
                <text:list-item>
                  <text:p text:style-name="P42"><draw:frame draw:style-name="fr2" draw:name="オブジェクト1" text:anchor-type="paragraph" svg:x="-1.475cm" svg:y="0cm" svg:width="10.744cm" svg:height="7.955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9.267cm" svg:y="1.282cm" svg:width="7.336cm" svg:height="5.405cm" draw:z-index="7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2" text:anchor-type="paragraph" svg:x="2.013cm" svg:y="8.001cm" svg:width="12.975cm" svg:height="8.481cm" draw:z-index="8"><draw:image xlink:href="Pictures/100000000000033B00000262C6B3226C.png" xlink:type="simple" xlink:show="embed" xlink:actuate="onLoad"/></draw:frame></text:p>
                </text:list-item>
              </text:list>
            </text:list-item>
            <text:list-item>
              <text:p text:style-name="P42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0">1</text:p>
          </table:table-cell>
          <table:table-cell table:style-name="表54.B1" office:value-type="string">
            <text:p text:style-name="P16">sell で、なお、BB.5 スタートの order が、end – plus ==&gt; 下げトレンド？</text:p>
            <text:list xml:id="list868788951817190534" text:style-name="L10">
              <text:list-item>
                <text:p text:style-name="P43">BB.5 entries</text:p>
              </text:list-item>
              <text:list-item>
                <text:p text:style-name="P43">prev 4 bars ==&gt; 連続、下げ</text:p>
                <text:list>
                  <text:list-item>
                    <text:p text:style-name="P43">setup : column DM ~ DP</text:p>
                  </text:list-item>
                  <text:list-item>
                    <text:p text:style-name="P43"><text:soft-page-break/>entries 11 / total 150 ( 7.3 % )</text:p>
                  </text:list-item>
                  <text:list-item>
                    <text:p text:style-name="P43">sort : DQ &gt; DF</text:p>
                  </text:list-item>
                  <text:list-item>
                    <text:p text:style-name="P43">minus 6 / plus 5</text:p>
                    <text:list>
                      <text:list-item>
                        <text:p text:style-name="P43">FOUND : 全体としては、down trend だが、４本連下げのあとは、minus が、54 %</text:p>
                      </text:list-item>
                      <text:list-item>
                        <text:p text:style-name="P43"><draw:frame draw:style-name="fr3" draw:name="オブジェクト3" text:anchor-type="paragraph" svg:width="14.924cm" svg:height="7.34cm" draw:z-index="13"><draw:object xlink:href="./Object 3" xlink:type="simple" xlink:show="embed" xlink:actuate="onLoad"/><draw:image xlink:href="./ObjectReplacements/Object 3" xlink:type="simple" xlink:show="embed" xlink:actuate="onLoad"/></draw:frame></text:p>
                      </text:list-item>
                    </text:list>
                  </text:list-item>
                </text:list>
              </text:list-item>
              <text:list-item>
                <text:p text:style-name="P43"><draw:frame draw:style-name="fr3" draw:name="オブジェクト4" text:anchor-type="paragraph" svg:width="15.33cm" svg:height="7.167cm" draw:z-index="12"><draw:object xlink:href="./Object 4" xlink:type="simple" xlink:show="embed" xlink:actuate="onLoad"/><draw:image xlink:href="./ObjectReplacements/Object 4" xlink:type="simple" xlink:show="embed" xlink:actuate="onLoad"/></draw:frame>prev 4 bars ==&gt; 連続、up</text:p>
                <text:list>
                  <text:list-item>
                    <text:p text:style-name="P43">setup : column DS ~ DW</text:p>
                  </text:list-item>
                  <text:list-item>
                    <text:p text:style-name="P43">hit 6 / total 150 ( 4 % <text:s/>)</text:p>
                  </text:list-item>
                </text:list>
              </text:list-item>
            </text:list>
          </table:table-cell>
        </table:table-row>
        <table:table-row>
          <table:table-cell table:style-name="表54.A2" office:value-type="float" office:value="2">
            <text:p text:style-name="P10">2</text:p>
          </table:table-cell>
          <table:table-cell table:style-name="表54.B2" office:value-type="string">
            <text:p text:style-name="P16">9/17 の日は、BB.5, BB.2 ==&gt; ともに、plus ---&gt; トレンドは？</text:p>
            <text:p text:style-name="P16"><draw:frame draw:style-name="fr1" draw:name="グラフィックス1" text:anchor-type="paragraph" svg:x="3.808cm" svg:y="0.369cm" svg:width="10.541cm" svg:height="9.597cm" draw:z-index="9"><draw:image xlink:href="Pictures/10000000000002ED000002AA40EEFBC3.png" xlink:type="simple" xlink:show="embed" xlink:actuate="onLoad"/></draw:frame><text:soft-page-break/></text:p>
          </table:table-cell>
        </table:table-row>
        <table:table-row>
          <table:table-cell table:style-name="表54.A2" office:value-type="float" office:value="3">
            <text:p text:style-name="P10">3</text:p>
          </table:table-cell>
          <table:table-cell table:style-name="表54.B2" office:value-type="string">
            <text:p text:style-name="P16">9/17 の BB.2 ==&gt; もう一度、order list → 見てみよう [다시　보자.</text:p>
            <text:list xml:id="list2858710316416137699" text:style-name="L11">
              <text:list-item>
                <text:p text:style-name="P44">log_JVE_44_6_2.[session-21~].ods / sheet 3 / id=20200921_145152</text:p>
              </text:list-item>
              <text:list-item>
                <text:p text:style-name="P44">FOUND</text:p>
                <text:list>
                  <text:list-item>
                    <text:p text:style-name="P44">end - minus ==&gt; consecutive</text:p>
                  </text:list-item>
                  <text:list-item>
                    <text:p text:style-name="P44">end – minus ==&gt; chart → only BB.2 or BB.3 ==&gt; this means : a long flat, then up</text:p>
                  </text:list-item>
                  <text:list-item>
                    <text:p text:style-name="P44"><draw:frame draw:style-name="fr1" draw:name="グラフィックス3" text:anchor-type="paragraph" svg:x="3.808cm" svg:y="0.826cm" svg:width="9.243cm" svg:height="7.606cm" draw:z-index="14"><draw:image xlink:href="Pictures/100000000000020C0000023AF1F0E458.png" xlink:type="simple" xlink:show="embed" xlink:actuate="onLoad"/></draw:frame><text:soft-page-break/>e.g. : 2020.09.17 04:40:01 / sell / -510</text:p>
                  </text:list-item>
                  <text:list-item>
                    <text:p text:style-name="P44"><draw:frame draw:style-name="fr1" draw:name="グラフィックス4" text:anchor-type="paragraph" svg:x="3.484cm" svg:y="1cm" svg:width="8.872cm" svg:height="7.758cm" draw:z-index="11"><draw:image xlink:href="Pictures/10000000000001F700000240CE0DF549.png" xlink:type="simple" xlink:show="embed" xlink:actuate="onLoad"/></draw:frame>2020.09.17 04:45:05 / sell / -550</text:p>
                    <text:list>
                      <text:list-item>
                        <text:p text:style-name="P44">流れ：</text:p>
                        <text:list>
                          <text:list-item>
                            <text:p text:style-name="P44">BB.2 to BB.6 in 5 bars</text:p>
                          </text:list-item>
                          <text:list-item>
                            <text:p text:style-name="P44">to BB.3 in 4 bars, consecutive up</text:p>
                          </text:list-item>
                          <text:list-item>
                            <text:p text:style-name="P44">in BB.3 for 10 bars</text:p>
                          </text:list-item>
                          <text:list-item>
                            <text:p text:style-name="P44">in this chunk of 10 bars ==&gt; cross up of MA75 vis-a-vis MA200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4"/>
                  </text:list-item>
                </text:list>
              </text:list-item>
            </text:list>
          </table:table-cell>
        </table:table-row>
      </table:table>
      <text:list xml:id="list31772405" text:continue-list="list7964393319292986053" text:style-name="L9">
        <text:list-item>
          <text:list>
            <text:list-item>
              <text:p text:style-name="P42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10">1</text:p>
          </table:table-cell>
          <table:table-cell table:style-name="表55.B1" office:value-type="string">
            <text:p text:style-name="P16">Qs : 9/15, u/j, m5, sell ==&gt; the trend is down(tentative) → BB.2 is in plus ==&gt; why, BB.5 is also in plus?</text:p>
          </table:table-cell>
        </table:table-row>
        <table:table-row>
          <table:table-cell table:style-name="表55.A2" office:value-type="float" office:value="2">
            <text:p text:style-name="P10">2</text:p>
          </table:table-cell>
          <table:table-cell table:style-name="表55.B2" office:value-type="string">
            <text:p text:style-name="P16"/>
          </table:table-cell>
        </table:table-row>
      </table:table>
      <text:list xml:id="list31779028" text:continue-numbering="true" text:style-name="L9">
        <text:list-item>
          <text:list>
            <text:list-item>
              <text:p text:style-name="P42"/>
            </text:list-item>
          </text:list>
        </text:list-item>
      </text:list>
      <text:p text:style-name="P21"/>
      <text:p text:style-name="P19"/>
      <text:p text:style-name="P22"><text:span text:style-name="T9">6.2.4_22</text:span><text:span text:style-name="T8">---------------------------------------------------------------------------</text:span></text:p>
      <text:p text:style-name="P24"><text:soft-page-break/>[23] res free# JVEMV6 44#6.2_X / 44. currency / 6. obs / 2. demo result data / 20200921_140657</text:p>
      <text:p text:style-name="P24"/>
      <text:p text:style-name="P58">20200918_084904[eap-2.id-1].[USDJPY-5].dir</text:p>
      <text:p text:style-name="P25">OBS (prev-cont)</text:p>
      <text:p text:style-name="P25">20200918_084904[eap-2.id-1].[USDJPY-5].dir / 4</text:p>
      <table:table table:name="表6" table:style-name="表6">
        <table:table-column table:style-name="表6.A"/>
        <table:table-row>
          <table:table-cell table:style-name="表6.A1" office:value-type="string">
            <text:p text:style-name="P16"/>
            <text:list xml:id="list1853325782479254869" text:style-name="L12">
              <text:list-item>
                <text:p text:style-name="P45">prev 4 bars ==&gt; 連続、up</text:p>
              </text:list-item>
            </text:list>
            <text:list xml:id="list8037075069314934951" text:style-name="L13">
              <text:list-item>
                <text:p text:style-name="P46">setup : column DS ~ DW</text:p>
              </text:list-item>
              <text:list-item>
                <text:p text:style-name="P46">hit 6 / total 150 ( 4 % <text:s/>)</text:p>
              </text:list-item>
              <text:list-item>
                <text:p text:style-name="P46">sort : DW &gt; DF</text:p>
              </text:list-item>
              <text:list-item>
                <text:p text:style-name="P46">C/P : all down entries ==&gt; id=20200922_112243</text:p>
              </text:list-item>
              <text:list-item>
                <text:p text:style-name="P46">column names, bg-color “黄色”</text:p>
              </text:list-item>
              <text:list-item>
                <text:p text:style-name="P46"><draw:frame draw:style-name="fr4" draw:name="オブジェクト5" text:anchor-type="paragraph" svg:width="13.42cm" svg:height="6.657cm" draw:z-index="15"><draw:object xlink:href="./Object 5" xlink:type="simple" xlink:show="embed" xlink:actuate="onLoad"/><draw:image xlink:href="./ObjectReplacements/Object 5" xlink:type="simple" xlink:show="embed" xlink:actuate="onLoad"/></draw:frame><draw:frame draw:style-name="fr2" draw:name="オブジェクト6" text:anchor-type="paragraph" svg:x="1.699cm" svg:y="6.957cm" svg:width="13.42cm" svg:height="6.653cm" draw:z-index="16"><draw:object xlink:href="./Object 6" xlink:type="simple" xlink:show="embed" xlink:actuate="onLoad"/><draw:image xlink:href="./ObjectReplacements/Object 6" xlink:type="simple" xlink:show="embed" xlink:actuate="onLoad"/></draw:frame></text:p>
              </text:list-item>
            </text:list>
          </table:table-cell>
        </table:table-row>
      </table:table>
      <text:p text:style-name="P26"/>
      <text:p text:style-name="P18"><text:soft-page-break/>#_ <text:span text:style-name="T7"><text:s text:c="2"/>20200907_134721[eap-2.id-1].[AUDJPY-5].dir 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rows-spanned="3" office:value-type="string">
            <text:p text:style-name="P4"/>
          </table:table-cell>
          <table:table-cell table:style-name="表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28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34721[eap-2.id-1].[AUDJPY-5].dir</text:span>&amp;param_Fname_File_Tickets_Data=<text:span text:style-name="T1">[ea-4_tester-1].(20200907_134721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7_134721[eap-2.id-1].[AUDJPY-5].dir</text:span>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.A2" table:number-rows-spanned="2" office:value-type="string">
            <text:p text:style-name="Standard"/>
          </table:table-cell>
          <table:table-cell table:style-name="表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office:value-type="string">
            <text:p text:style-name="P18"/>
          </table:table-cell>
          <table:table-cell table:style-name="表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.A2" office:value-type="string">
            <text:p text:style-name="P4">dir</text:p>
          </table:table-cell>
          <table:table-cell table:style-name="表1.B2" office:value-type="string">
            <text:p text:style-name="P5">"C:\Users\iwabuchiken\AppData\Roaming\MetaQuotes\Terminal\34B08C83A5AAE27A4079DE708E60511E\MQL4\Files\Logs\20200907_134721[eap-2.id-1].[AUDJPY-5].dir\[ea-4_tester-1].(20200507_140530).(combined-data).(20200922_113632_213037).dat"</text:p>
          </table:table-cell>
        </table:table-row>
        <table:table-row>
          <table:table-cell table:style-name="表1.A2" office:value-type="string">
            <text:p text:style-name="Standard"/>
          </table:table-cell>
          <table:table-cell table:style-name="表1.A2" office:value-type="string">
            <text:p text:style-name="P4"/>
          </table:table-cell>
          <table:table-cell table:style-name="表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785761" text:continue-list="list31796176" text:style-name="L1">
        <text:list-item>
          <text:p text:style-name="P61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3" office:value-type="string">
            <text:p text:style-name="P9"/>
          </table:table-cell>
          <table:table-cell table:style-name="表2.B1" table:number-rows-spanned="3" office:value-type="string">
            <text:p text:style-name="P11">file</text:p>
          </table:table-cell>
          <table:table-cell table:style-name="表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0"/>
      <text:list xml:id="list156075379274226282" text:style-name="L14">
        <text:list-item>
          <text:p text:style-name="P31">TASK-1.3 : sheet ==&gt; edit </text:p>
          <text:list>
            <text:list-item>
              <text:p text:style-name="P31">edit </text:p>
            </text:list-item>
            <text:list-item>
              <text:p text:style-name="P47">result </text:p>
              <text:list>
                <text:list-item>
                  <text:p text:style-name="P47">graph / table / chart</text:p>
                </text:list-item>
                <text:list-item>
                  <text:p text:style-name="P47"><draw:frame draw:style-name="fr2" draw:name="オブジェクト8" text:anchor-type="paragraph" svg:x="-1.226cm" svg:y="6.729cm" svg:width="13.862cm" svg:height="7.551cm" draw:z-index="17"><draw:object xlink:href="./Object 8" xlink:type="simple" xlink:show="embed" xlink:actuate="onLoad"/><draw:image xlink:href="./ObjectReplacements/Object 8" xlink:type="simple" xlink:show="embed" xlink:actuate="onLoad"/></draw:frame><draw:frame draw:style-name="fr2" draw:name="オブジェクト9" text:anchor-type="paragraph" svg:x="11.287cm" svg:y="-0.196cm" svg:width="3.741cm" svg:height="4.456cm" draw:z-index="18"><draw:object xlink:href="./Object 9" xlink:type="simple" xlink:show="embed" xlink:actuate="onLoad"/><draw:image xlink:href="./ObjectReplacements/Object 9" xlink:type="simple" xlink:show="embed" xlink:actuate="onLoad"/></draw:frame><draw:frame draw:style-name="fr2" draw:name="オブジェクト7" text:anchor-type="paragraph" svg:x="-1.614cm" svg:y="0cm" svg:width="10.968cm" svg:height="6.435cm" draw:z-index="20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p text:style-name="P47"><draw:frame draw:style-name="fr1" draw:name="グラフィックス5" text:anchor-type="paragraph" svg:x="1.155cm" svg:y="0.612cm" svg:width="14.72cm" svg:height="8.01cm" draw:z-index="19"><draw:image xlink:href="Pictures/10000000000002D100000235613408AE.png" xlink:type="simple" xlink:show="embed" xlink:actuate="onLoad"/></draw:frame><text:soft-page-break/></text:p>
                </text:list-item>
              </text:list>
            </text:list-item>
            <text:list-item>
              <text:p text:style-name="P47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6">全体の流れ　=&gt;　ほぼ、ボックス。いくぶん、上げトレンド　=&gt;　しかし、gain は、0.5 を超える BB.loc → なし (m5 / buy)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6"/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6"/>
          </table:table-cell>
        </table:table-row>
      </table:table>
      <text:list xml:id="list31778880" text:continue-numbering="true" text:style-name="L14">
        <text:list-item>
          <text:list>
            <text:list-item>
              <text:p text:style-name="P47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6"/>
          </table:table-cell>
        </table:table-row>
      </table:table>
      <text:list xml:id="list31791607" text:continue-numbering="true" text:style-name="L14">
        <text:list-item>
          <text:list>
            <text:list-item>
              <text:p text:style-name="P47"/>
            </text:list-item>
          </text:list>
        </text:list-item>
      </text:list>
      <text:p text:style-name="P21"/>
      <text:p text:style-name="P21"/>
      <text:p text:style-name="P29"><text:span text:style-name="T18">@@@</text:span></text:p>
      <text:p text:style-name="P18">#_ <text:span text:style-name="T7"><text:s text:c="2"/>&lt;FILE NAME&gt;</text:span>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3.A2" office:value-type="string">
            <text:p text:style-name="P4"/>
          </table:table-cell>
          <table:table-cell table:style-name="表3.B2" table:number-columns-spanned="3" office:value-type="string">
            <text:p text:style-name="P4">card ==&gt; out</text:p>
          </table:table-cell>
          <table:covered-table-cell/>
          <table:covered-table-cell/>
        </table:table-row>
        <text:soft-page-break/>
        <table:table-row>
          <table:table-cell table:style-name="表3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.A2" table:number-rows-spanned="4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log files : </text:p>
            <text:p text:style-name="P4">from : E:\fx\20200XXX[eap-2.id-1].[XXX-XX].dir</text:p>
            <text:p text:style-name="P6">XXXX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.A2" table:number-rows-spanned="3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28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.A2" table:number-rows-spanned="2" table:number-columns-spanned="2" office:value-type="string">
            <text:p text:style-name="Standard"/>
          </table:table-cell>
          <table:covered-table-cell/>
          <table:table-cell table:style-name="表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.A2" table:number-rows-spanned="2" table:number-columns-spanned="2" office:value-type="string">
            <text:p text:style-name="P18"/>
          </table:table-cell>
          <table:covered-table-cell/>
          <table:table-cell table:style-name="表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.A2" office:value-type="string">
            <text:p text:style-name="P4">dir</text:p>
          </table:table-cell>
          <table:table-cell table:style-name="表3.B2" office:value-type="string">
            <text:p text:style-name="P5">"&lt;FILE PATH&gt;"</text:p>
          </table:table-cell>
        </table:table-row>
        <table:table-row>
          <table:table-cell table:style-name="表3.A2" table:number-columns-spanned="2" office:value-type="string">
            <text:p text:style-name="Standard"/>
          </table:table-cell>
          <table:covered-table-cell/>
          <table:table-cell table:style-name="表3.A2" office:value-type="string">
            <text:p text:style-name="P4"/>
          </table:table-cell>
          <table:table-cell table:style-name="表3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795969" text:continue-list="list31785761" text:style-name="L1">
        <text:list-item>
          <text:p text:style-name="P61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9"/>
          </table:table-cell>
          <table:table-cell table:style-name="表7.B1" table:number-rows-spanned="6" office:value-type="string">
            <text:p text:style-name="P11">file</text:p>
          </table:table-cell>
          <table:table-cell table:style-name="表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move to ==&gt; any suitable location</text:p>
          </table:table-cell>
        </table:table-row>
        <text:soft-page-break/>
        <table:table-row>
          <table:table-cell table:style-name="表7.A7" office:value-type="string">
            <text:p text:style-name="P9"/>
          </table:table-cell>
          <table:table-cell table:style-name="表7.A7" table:number-rows-spanned="2" office:value-type="string">
            <text:p text:style-name="P11">sheet</text:p>
          </table:table-cell>
          <table:table-cell table:style-name="表7.C2" office:value-type="string">
            <text:p text:style-name="P11">delete ==&gt; data area </text:p>
          </table:table-cell>
        </table:table-row>
        <table:table-row>
          <table:table-cell table:style-name="表7.A7" office:value-type="string">
            <text:p text:style-name="P9"/>
          </table:table-cell>
          <table:covered-table-cell/>
          <table:table-cell table:style-name="表7.C2" office:value-type="string">
            <text:p text:style-name="P11">C/P ==&gt; data from gen-ed file </text:p>
          </table:table-cell>
        </table:table-row>
      </table:table>
      <text:p text:style-name="P20"/>
      <text:list xml:id="list4142771062083943786" text:style-name="L20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8"/>
          </table:table-cell>
          <table:table-cell table:style-name="表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6">hide : cols ==&gt; CV ~ DE </text:p>
          </table:table-cell>
        </table:table-row>
        <table:table-row>
          <table:table-cell table:style-name="表8.A2" office:value-type="string">
            <text:p text:style-name="P18"/>
          </table:table-cell>
          <table:table-cell table:style-name="表8.B2" office:value-type="string">
            <text:p text:style-name="P16">addressing ==&gt; total, gain, loss </text:p>
            <text:list xml:id="list5826557548898270413" text:style-name="L21">
              <text:list-item>
                <text:p text:style-name="P51">DH4</text:p>
              </text:list-item>
              <text:list-item>
                <text:p text:style-name="P51">DH5</text:p>
              </text:list-item>
              <text:list-item>
                <text:p text:style-name="P51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6">addressing ==&gt; BB.loc </text:p>
            <text:list xml:id="list8569014029346765829" text:style-name="L22">
              <text:list-item>
                <text:p text:style-name="P52">“current”, “prev” ==&gt; C/P</text:p>
              </text:list-item>
              <text:list-item>
                <text:p text:style-name="P52">“数式” ==&gt; M – t &gt; q &gt; M – f &gt; Ret</text:p>
              </text:list-item>
              <text:list-item>
                <text:p text:style-name="P52">replace</text:p>
                <text:list>
                  <text:list-item>
                    <text:p text:style-name="P52">DH11 (prev,total,end) → DH8 </text:p>
                  </text:list-item>
                  <text:list-item>
                    <text:p text:style-name="P52">DH12 (prev, loss,end) → DH9</text:p>
                  </text:list-item>
                  <text:list-item>
                    <text:p text:style-name="P52">DG13 (prev,loss,start) → DG10</text:p>
                  </text:list-item>
                </text:list>
              </text:list-item>
              <text:list-item>
                <text:p text:style-name="P52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7">directory name ==&gt; add “#” at the top</text:p>
          </table:table-cell>
        </table:table-row>
      </table:table>
      <text:list xml:id="list31779281" text:continue-list="list4142771062083943786" text:style-name="L20">
        <text:list-item>
          <text:list>
            <text:list-item>
              <text:p text:style-name="P53">result </text:p>
              <text:list>
                <text:list-item>
                  <text:p text:style-name="P53">graph / table / chart</text:p>
                </text:list-item>
              </text:list>
            </text:list-item>
            <text:list-item>
              <text:p text:style-name="P53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6"/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6"/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6"/>
          </table:table-cell>
        </table:table-row>
      </table:table>
      <text:list xml:id="list31779431" text:continue-numbering="true" text:style-name="L20">
        <text:list-item>
          <text:list>
            <text:list-item>
              <text:p text:style-name="P53"><text:soft-page-break/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6"/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6"/>
          </table:table-cell>
        </table:table-row>
      </table:table>
      <text:list xml:id="list31799698" text:continue-numbering="true" text:style-name="L20">
        <text:list-item>
          <text:list>
            <text:list-item>
              <text:p text:style-name="P53"/>
            </text:list-item>
          </text:list>
        </text:list-item>
      </text:list>
      <text:p text:style-name="P21"/>
      <text:p text:style-name="P1">============================== TEMPLATE / 20200904_113804</text:p>
      <text:p text:style-name="P18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6">XXXX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<text:soft-page-break/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8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pan text:style-name="T2">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5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4"/>
          </table:table-cell>
          <table:table-cell table:style-name="表38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785343" text:continue-list="list31795969" text:style-name="L1">
        <text:list-item>
          <text:p text:style-name="P61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9"/>
          </table:table-cell>
          <table:table-cell table:style-name="表39.B1" table:number-rows-spanned="6" office:value-type="string">
            <text:p text:style-name="P11">file</text:p>
          </table:table-cell>
          <table:table-cell table:style-name="表39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C:\WORKS_2\WS\WS_Others.JVEMV6\JVEMV6\44_currency\10_prog-php\2_tester\log_JVE_44_6_2.[session-<text:soft-page-break/>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move to ==&gt; any suitable location</text:p>
          </table:table-cell>
        </table:table-row>
        <table:table-row>
          <table:table-cell table:style-name="表39.A7" office:value-type="string">
            <text:p text:style-name="P9"/>
          </table:table-cell>
          <table:table-cell table:style-name="表39.A7" table:number-rows-spanned="2" office:value-type="string">
            <text:p text:style-name="P11">sheet</text:p>
          </table:table-cell>
          <table:table-cell table:style-name="表39.C2" office:value-type="string">
            <text:p text:style-name="P11">delete ==&gt; data area </text:p>
          </table:table-cell>
        </table:table-row>
        <table:table-row>
          <table:table-cell table:style-name="表39.A7" office:value-type="string">
            <text:p text:style-name="P9"/>
          </table:table-cell>
          <table:covered-table-cell/>
          <table:table-cell table:style-name="表39.C2" office:value-type="string">
            <text:p text:style-name="P11">C/P ==&gt; data from gen-ed file </text:p>
          </table:table-cell>
        </table:table-row>
      </table:table>
      <text:p text:style-name="P20"/>
      <text:list xml:id="list5705147069276955996" text:style-name="L17">
        <text:list-item>
          <text:p text:style-name="P32">TASK-1.3 : sheet ==&gt; edit </text:p>
          <text:list>
            <text:list-item>
              <text:p text:style-name="P32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8"/>
          </table:table-cell>
          <table:table-cell table:style-name="表4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hide : cols ==&gt; CV ~ DE 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6">addressing ==&gt; total, gain, loss </text:p>
            <text:list xml:id="list7780696186834157842" text:style-name="L18">
              <text:list-item>
                <text:p text:style-name="P48">DH4</text:p>
              </text:list-item>
              <text:list-item>
                <text:p text:style-name="P48">DH5</text:p>
              </text:list-item>
              <text:list-item>
                <text:p text:style-name="P48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addressing ==&gt; BB.loc </text:p>
            <text:list xml:id="list3032291182480921380" text:style-name="L19">
              <text:list-item>
                <text:p text:style-name="P49">“current”, “prev” ==&gt; C/P</text:p>
              </text:list-item>
              <text:list-item>
                <text:p text:style-name="P49">“数式” ==&gt; M – t &gt; q &gt; M – f &gt; Ret</text:p>
              </text:list-item>
              <text:list-item>
                <text:p text:style-name="P49">replace</text:p>
                <text:list>
                  <text:list-item>
                    <text:p text:style-name="P49">DH11 (prev,total,end) → DH8 </text:p>
                  </text:list-item>
                  <text:list-item>
                    <text:p text:style-name="P49">DH12 (prev, loss,end) → DH9</text:p>
                  </text:list-item>
                  <text:list-item>
                    <text:p text:style-name="P49"><text:soft-page-break/>DG13 (prev,loss,start) → DG10</text:p>
                  </text:list-item>
                </text:list>
              </text:list-item>
              <text:list-item>
                <text:p text:style-name="P49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7">directory name ==&gt; add “#” at the top</text:p>
          </table:table-cell>
        </table:table-row>
      </table:table>
      <text:list xml:id="list31772911" text:continue-list="list5705147069276955996" text:style-name="L17">
        <text:list-item>
          <text:list>
            <text:list-item>
              <text:p text:style-name="P50">result </text:p>
              <text:list>
                <text:list-item>
                  <text:p text:style-name="P50">graph / table / chart</text:p>
                </text:list-item>
              </text:list>
            </text:list-item>
            <text:list-item>
              <text:p text:style-name="P50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10">1</text:p>
          </table:table-cell>
          <table:table-cell table:style-name="表41.B1" office:value-type="string">
            <text:p text:style-name="P16"/>
          </table:table-cell>
        </table:table-row>
        <table:table-row>
          <table:table-cell table:style-name="表41.A2" office:value-type="float" office:value="2">
            <text:p text:style-name="P10">2</text:p>
          </table:table-cell>
          <table:table-cell table:style-name="表41.B2" office:value-type="string">
            <text:p text:style-name="P16"/>
          </table:table-cell>
        </table:table-row>
        <table:table-row>
          <table:table-cell table:style-name="表41.A2" office:value-type="float" office:value="3">
            <text:p text:style-name="P10">3</text:p>
          </table:table-cell>
          <table:table-cell table:style-name="表41.B2" office:value-type="string">
            <text:p text:style-name="P16"/>
          </table:table-cell>
        </table:table-row>
      </table:table>
      <text:list xml:id="list31774408" text:continue-numbering="true" text:style-name="L17">
        <text:list-item>
          <text:list>
            <text:list-item>
              <text:p text:style-name="P50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10">1</text:p>
          </table:table-cell>
          <table:table-cell table:style-name="表42.B1" office:value-type="string">
            <text:p text:style-name="P16"/>
          </table:table-cell>
        </table:table-row>
        <table:table-row>
          <table:table-cell table:style-name="表42.A2" office:value-type="float" office:value="2">
            <text:p text:style-name="P10">2</text:p>
          </table:table-cell>
          <table:table-cell table:style-name="表42.B2" office:value-type="string">
            <text:p text:style-name="P16"/>
          </table:table-cell>
        </table:table-row>
      </table:table>
      <text:list xml:id="list31779777" text:continue-numbering="true" text:style-name="L17">
        <text:list-item>
          <text:list>
            <text:list-item>
              <text:p text:style-name="P50"/>
            </text:list-item>
            <text:list-item>
              <text:p text:style-name="P50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22T11:57:12.12</dc:date>
    <dc:creator>iwabuchi ken</dc:creator>
    <meta:editing-duration>PT21H48M9S</meta:editing-duration>
    <meta:editing-cycles>248</meta:editing-cycles>
    <meta:generator>OpenOffice/4.1.3$Win32 OpenOffice.org_project/413m1$Build-9783</meta:generator>
    <meta:document-statistic meta:table-count="23" meta:image-count="6" meta:object-count="15" meta:page-count="24" meta:paragraph-count="334" meta:word-count="1526" meta:character-count="152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3cm" svg:height="7.954cm" xlink:href="." xlink:type="simple" chart:class="chart:bar" chart:style-name="ch1">
        <chart:legend chart:legend-position="end" svg:x="8.321cm" svg:y="3.665cm" style:legend-expansion="high" chart:style-name="ch2"/>
        <chart:plot-area chart:style-name="ch3" chart:data-source-has-labels="both" svg:x="0.664cm" svg:y="0.771cm" svg:width="7.229cm" svg:height="6.604cm">
          <chartooo:coordinate-region svg:x="1.841cm" svg:y="0.983cm" svg:width="6.052cm" svg:height="6.1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0">
                <text:p>2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4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4" office:value-type="percentage" office:value="0.875">
            <text:p>88%</text:p>
          </table:table-cell>
        </table:table-row>
        <table:table-row table:style-name="ro2">
          <table:table-cell table:number-columns-repeated="117"/>
          <table:table-cell table:number-columns-repeated="2" table:style-name="ce2" office:value-type="float" office:value="14">
            <text:p>14</text:p>
          </table:table-cell>
          <table:table-cell table:style-name="ce4"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percentage" office:value="0.439024390243902">
            <text:p>44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percentage" office:value="0.40625">
            <text:p>41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percentage" office:value="0.555555555555556">
            <text:p>56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4:2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89cm" svg:y="3.443cm" style:legend-expansion="high" chart:style-name="ch2"/>
        <chart:plot-area chart:style-name="ch3" chart:data-source-has-labels="both" svg:x="0.648cm" svg:y="0.735cm" svg:width="6.445cm" svg:height="6.205cm">
          <chartooo:coordinate-region svg:x="1.746cm" svg:y="0.947cm" svg:width="5.347cm" svg:height="5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74cm" svg:y="0.282cm" chart:style-name="ch2">
          <text:p>u*j / m5 / sell</text:p>
        </chart:title>
        <chart:subtitle svg:x="5.412cm" svg:y="1.207cm" chart:style-name="ch3">
          <text:p>end - minus</text:p>
        </chart:subtitle>
        <chart:legend chart:legend-position="end" svg:x="10.998cm" svg:y="2.296cm" style:legend-expansion="high" chart:style-name="ch4"/>
        <chart:plot-area chart:style-name="ch5" chart:data-source-has-labels="both" svg:x="0.71cm" svg:y="2.182cm" svg:width="9.768cm" svg:height="4.564cm">
          <chartooo:coordinate-region svg:x="1.425cm" svg:y="3.28cm" svg:width="8.337cm" svg:height="3.25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86cm" svg:y="0.28cm" chart:style-name="ch2">
          <text:p>u*j / m5 / sell</text:p>
        </chart:title>
        <chart:subtitle svg:x="5.496cm" svg:y="1.203cm" chart:style-name="ch3">
          <text:p>end - plus</text:p>
        </chart:subtitle>
        <chart:legend chart:legend-position="end" svg:x="9.236cm" svg:y="1.985cm" style:legend-expansion="high" chart:style-name="ch4"/>
        <chart:plot-area chart:style-name="ch5" chart:data-source-has-labels="both" svg:x="0.706cm" svg:y="2.174cm" svg:width="8.018cm" svg:height="4.476cm">
          <chartooo:coordinate-region svg:x="1.421cm" svg:y="3.272cm" svg:width="6.588cm" svg:height="3.166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24cm" svg:height="7.339cm" xlink:href="." xlink:type="simple" chart:class="chart:line" chart:style-name="ch1">
        <chart:title svg:x="6.135cm" svg:y="0.282cm" chart:style-name="ch2">
          <text:p>u*j / m5 / sell</text:p>
        </chart:title>
        <chart:subtitle svg:x="5.593cm" svg:y="1.207cm" chart:style-name="ch3">
          <text:p>prev 4 bars : down
end - minus</text:p>
        </chart:subtitle>
        <chart:legend chart:legend-position="end" svg:x="12.919cm" svg:y="2.047cm" style:legend-expansion="high" chart:style-name="ch4"/>
        <chart:plot-area chart:style-name="ch5" chart:data-source-has-labels="both" svg:x="0.748cm" svg:y="2.782cm" svg:width="11.575cm" svg:height="3.991cm">
          <chartooo:coordinate-region svg:x="1.463cm" svg:y="3.88cm" svg:width="10.144cm" svg:height="2.681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639cm" svg:y="0.27cm" chart:style-name="ch2">
          <text:p>u*j / m5 / sell</text:p>
        </chart:title>
        <chart:subtitle svg:x="4.123cm" svg:y="1.183cm" chart:style-name="ch3">
          <text:p>prev 4 bars =&gt; down
end minus</text:p>
        </chart:subtitle>
        <chart:legend chart:legend-position="end" svg:x="9.927cm" svg:y="2.257cm" style:legend-expansion="high" chart:style-name="ch4"/>
        <chart:plot-area chart:style-name="ch5" chart:data-source-has-labels="both" svg:x="0.688cm" svg:y="2.584cm" svg:width="8.763cm" svg:height="3.573cm">
          <chartooo:coordinate-region svg:x="1.403cm" svg:y="3.682cm" svg:width="7.332cm" svg:height="2.263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54cm" svg:y="0.277cm" chart:style-name="ch2">
          <text:p>u*j / m5 / sell</text:p>
        </chart:title>
        <chart:subtitle svg:x="4.438cm" svg:y="1.197cm" chart:style-name="ch3">
          <text:p>prev 4 bars =&gt; down
end plus</text:p>
        </chart:subtitle>
        <chart:legend chart:legend-position="end" svg:x="10.662cm" svg:y="2.696cm" style:legend-expansion="high" chart:style-name="ch4"/>
        <chart:plot-area chart:style-name="ch5" chart:data-source-has-labels="both" svg:x="0.701cm" svg:y="2.612cm" svg:width="9.459cm" svg:height="3.892cm">
          <chartooo:coordinate-region svg:x="1.416cm" svg:y="3.71cm" svg:width="8.028cm" svg:height="2.58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ajor="1" chart:interval-minor-divisor="2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29cm" svg:height="7.166cm" xlink:href="." xlink:type="simple" chart:class="chart:line" chart:style-name="ch1">
        <chart:title svg:x="6.337cm" svg:y="0.279cm" chart:style-name="ch2">
          <text:p>u*j / m5 / sell</text:p>
        </chart:title>
        <chart:subtitle svg:x="5.795cm" svg:y="1.201cm" chart:style-name="ch3">
          <text:p>prev 4 bars : down
(end - plus)</text:p>
        </chart:subtitle>
        <chart:legend chart:legend-position="end" svg:x="13.429cm" svg:y="2.223cm" style:legend-expansion="high" chart:style-name="ch4"/>
        <chart:plot-area chart:style-name="ch5" chart:data-source-has-labels="both" svg:x="0.756cm" svg:y="2.77cm" svg:width="12.061cm" svg:height="3.833cm">
          <chartooo:coordinate-region svg:x="1.471cm" svg:y="3.869cm" svg:width="10.63cm" svg:height="2.52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7.938cm" xlink:href="." xlink:type="simple" chart:class="chart:line" chart:style-name="ch1">
        <chart:title svg:x="6.673cm" svg:y="0.294cm" chart:style-name="ch2">
          <text:p>u*j / m5 / sell</text:p>
        </chart:title>
        <chart:subtitle svg:x="6.395cm" svg:y="1.231cm" chart:style-name="ch3">
          <text:p>prev 4 bars : up
end - minus</text:p>
        </chart:subtitle>
        <chart:legend chart:legend-position="end" svg:x="13.995cm" svg:y="3.395cm" style:legend-expansion="high" chart:style-name="ch4"/>
        <chart:plot-area chart:style-name="ch5" chart:data-source-has-labels="both" svg:x="0.77cm" svg:y="2.83cm" svg:width="12.585cm" svg:height="4.53cm">
          <chartooo:coordinate-region svg:x="1.485cm" svg:y="3.928cm" svg:width="11.154cm" svg:height="3.2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933cm" xlink:href="." xlink:type="simple" chart:class="chart:line" chart:style-name="ch1">
        <chart:title svg:x="6.673cm" svg:y="0.294cm" chart:style-name="ch2">
          <text:p>u*j / m5 / sell</text:p>
        </chart:title>
        <chart:subtitle svg:x="6.395cm" svg:y="1.231cm" chart:style-name="ch3">
          <text:p>prev 4 bars : up
end - plus</text:p>
        </chart:subtitle>
        <chart:legend chart:legend-position="end" svg:x="13.915cm" svg:y="2.868cm" style:legend-expansion="high" chart:style-name="ch4"/>
        <chart:plot-area chart:style-name="ch5" chart:data-source-has-labels="both" svg:x="0.77cm" svg:y="2.83cm" svg:width="12.505cm" svg:height="4.525cm">
          <chartooo:coordinate-region svg:x="1.485cm" svg:y="3.928cm" svg:width="11.074cm" svg:height="3.215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7cm" svg:height="6.434cm" xlink:href="." xlink:type="simple" chart:class="chart:bar" chart:style-name="ch1">
        <chart:title svg:x="3.918cm" svg:y="0.263cm" chart:style-name="ch2">
          <text:p>gain less loss
(u*j / m5 / sell)</text:p>
        </chart:title>
        <chart:subtitle svg:x="4.09cm" svg:y="1.675cm" chart:style-name="ch3">
          <text:p>(price-based)</text:p>
        </chart:subtitle>
        <chart:legend chart:legend-position="end" svg:x="8.545cm" svg:y="2.905cm" style:legend-expansion="high" chart:style-name="ch4"/>
        <chart:plot-area chart:style-name="ch5" chart:data-source-has-labels="both" svg:x="0.669cm" svg:y="2.71cm" svg:width="7.438cm" svg:height="3.176cm">
          <chartooo:coordinate-region svg:x="1.952cm" svg:y="2.922cm" svg:width="6.155cm" svg:height="2.75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710">
                <text:p>-6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9410">
                <text:p>-9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690">
                <text:p>-26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60">
                <text:p>-18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33cm" xlink:href="." xlink:type="simple" chart:class="chart:bar" chart:style-name="ch1">
        <chart:title svg:x="6.435cm" svg:y="0.315cm" chart:style-name="ch2">
          <text:p>gain/total
(u*j / m5 / sell)</text:p>
        </chart:title>
        <chart:subtitle svg:x="6.144cm" svg:y="1.779cm" chart:style-name="ch3">
          <text:p>(num-of-incidents)</text:p>
        </chart:subtitle>
        <chart:legend chart:legend-position="end" svg:x="13.042cm" svg:y="3.73cm" style:legend-expansion="high" chart:style-name="ch4"/>
        <chart:plot-area chart:style-name="ch5" chart:data-source-has-labels="both" svg:x="0.77cm" svg:y="2.918cm" svg:width="11.632cm" svg:height="5.515cm">
          <chartooo:coordinate-region svg:x="1.497cm" svg:y="3.13cm" svg:width="10.905cm" svg:height="4.63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24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124"/>
          <table:table-cell office:value-type="string">
            <text:p>BB.loc</text:p>
          </table:table-cell>
          <table:table-cell table:style-name="ce2" office:value-type="string">
            <text:p>gain / total</text:p>
            <text:p>(incidents)</text:p>
          </table:table-cell>
        </table:table-row>
        <table:table-row table:style-name="ro2">
          <table:table-cell table:number-columns-repeated="124"/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2">
            <text:p>2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3">
            <text:p>3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24"/>
          <table:table-cell office:value-type="float" office:value="4">
            <text:p>4</text:p>
          </table:table-cell>
          <table:table-cell office:value-type="percentage" office:value="0.435897435897436">
            <text:p>44%</text:p>
          </table:table-cell>
        </table:table-row>
        <table:table-row table:style-name="ro2">
          <table:table-cell table:number-columns-repeated="124"/>
          <table:table-cell office:value-type="float" office:value="5">
            <text:p>5</text:p>
          </table:table-cell>
          <table:table-cell office:value-type="percentage" office:value="0.4375">
            <text:p>44%</text:p>
          </table:table-cell>
        </table:table-row>
        <table:table-row table:style-name="ro2">
          <table:table-cell table:number-columns-repeated="124"/>
          <table:table-cell office:value-type="float" office:value="6">
            <text:p>6</text:p>
          </table:table-cell>
          <table:table-cell office:value-type="percentage" office:value="0.285714285714286">
            <text:p>29%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020/09/22</text:date>, <text:time>11:4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